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1.5pt"/>
    </style:style>
    <style:style style:name="P2" style:family="paragraph" style:parent-style-name="Standard">
      <style:text-properties style:font-name="Helvetica" fo:font-size="11.5pt" fo:color="#0044fe"/>
    </style:style>
    <style:style style:name="P3" style:family="paragraph" style:parent-style-name="Standard">
      <style:text-properties style:font-name="Helvetica" fo:font-size="11.5pt" fo:color="#003dcc"/>
    </style:style>
    <style:style style:name="T1" style:family="text">
      <style:text-properties fo:font-style="italic" fo:font-style-asian="italic" fo:font-style-complex="italic"/>
    </style:style>
    <style:style style:name="T2" style:family="text">
      <style:text-properties fo:color="#003dc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POSIX threads <text:s/>(unix) versus Win 32 threads (Windows)</text:p>
      <text:p text:style-name="P1"/>
      <text:p text:style-name="P1"/>
      <text:p text:style-name="P1">Cover page: including title, authors, student numbers, and \who wrote what"</text:p>
      <text:p text:style-name="P1">joe ger ed</text:p>
      <text:p text:style-name="P1"/>
      <text:p text:style-name="P1"/>
      <text:p text:style-name="P1"/>
      <text:p text:style-name="P1">Table of contents</text:p>
      <text:p text:style-name="P1">Introduction</text:p>
      <text:p text:style-name="P1"/>
      <text:p text:style-name="P1">Systems overview;</text:p>
      <text:p text:style-name="P1"/>
      <text:p text:style-name="P1"><text:span text:style-name="T1">suggested subsections:</text:span></text:p>
      <text:p text:style-name="P1"><text:span text:style-name="T1"/></text:p>
      <text:p text:style-name="P1"/>
      <text:p text:style-name="P1">features</text:p>
      <text:p text:style-name="P1"/>
      <text:p text:style-name="P2">define threading / multithreading</text:p>
      <text:p text:style-name="P2">what does it do? what is it for? </text:p>
      <text:p text:style-name="P2">benefits and where it came from</text:p>
      <text:p text:style-name="P2">how does it work?</text:p>
      <text:p text:style-name="P2"/>
      <text:p text:style-name="P2">outline our two. win 32 and posix</text:p>
      <text:p text:style-name="P1"/>
      <text:p text:style-name="P1"/>
      <text:p text:style-name="P1">structure</text:p>
      <text:p text:style-name="P3">used in the c language.</text:p>
      <text:p text:style-name="P2"/>
      <text:p text:style-name="P2"/>
      <text:p text:style-name="P2"><text:a xlink:type="simple" xlink:href="https://msdn.microsoft.com/en-us/library/y6h8hye8.aspx">https://msdn.microsoft.com/en-us/library/y6h8hye8.aspx</text:a></text:p>
      <text:p text:style-name="P2">windows threads. good site.</text:p>
      <text:p text:style-name="P2"/>
      <text:p text:style-name="P1"/>
      <text:p text:style-name="P1"/>
      <text:p text:style-name="P1"/>
      <text:p text:style-name="P1">hardware/software requirements</text:p>
      <text:p text:style-name="P1"/>
      <text:p text:style-name="P3">does not run natively in windows seems to be a big thing</text:p>
      <text:p text:style-name="P3">but there are APIs which allow it to run on windows and mac</text:p>
      <text:p text:style-name="P3"/>
      <text:p text:style-name="P3">libraries required.</text:p>
      <text:p text:style-name="P3"/>
      <text:p text:style-name="P2"><text:span text:style-name="T2">posix: </text:span>threading building blocks. library. </text:p>
      <text:p text:style-name="P1"/>
      <text:p text:style-name="P1"/>
      <text:p text:style-name="P1">evolution</text:p>
      <text:p text:style-name="P1"/>
      <text:p text:style-name="P2">multi core processors</text:p>
      <text:p text:style-name="P2"/>
      <text:p text:style-name="P2">older code being updated to take advantage of multithreading.</text:p>
      <text:p text:style-name="P1"/>
      <text:p text:style-name="P1">. . .</text:p>
      <text:p text:style-name="P1"/>
      <text:p text:style-name="P1"/>
      <text:p text:style-name="P1"/>
      <text:p text:style-name="P1"/>
      <text:p text:style-name="P1"/>
      <text:p text:style-name="P1"/>
      <text:p text:style-name="P1">Comparisons;</text:p>
      <text:p text:style-name="P1"><text:span text:style-name="T1">suggested subsections:</text:span></text:p>
      <text:p text:style-name="P2">here we can take both section by section and see how they work in comparison to one another.</text:p>
      <text:p text:style-name="P2"/>
      <text:p text:style-name="P1"><text:span text:style-name="T1"/></text:p>
      <text:p text:style-name="P1"/>
      <text:p text:style-name="P1">performance</text:p>
      <text:p text:style-name="P2">speed</text:p>
      <text:p text:style-name="P1"/>
      <text:p text:style-name="P1">complexity</text:p>
      <text:p text:style-name="P2">go deeper. how it works in memory?</text:p>
      <text:p text:style-name="P1"/>
      <text:p text:style-name="P1">implementation</text:p>
      <text:p text:style-name="P2">coding examples</text:p>
      <text:p text:style-name="P1"/>
      <text:p text:style-name="P1">advantages and disadvantages</text:p>
      <text:p text:style-name="P2">Says on the tin</text:p>
      <text:p text:style-name="P1"/>
      <text:p text:style-name="P1">. . .</text:p>
      <text:p text:style-name="P1"/>
      <text:p text:style-name="P1">Conclusions/Discussion</text:p>
      <text:p text:style-name="P1"/>
      <text:p text:style-name="P2">yup yup yup</text:p>
      <text:p text:style-name="P1">. . .</text:p>
      <text:p text:style-name="P1"/>
      <text:p text:style-name="P1">References (books, papers, technical reports, websites); references should be cited</text:p>
      <text:p text:style-name="P1">within the text where needed</text:p>
      <text:p text:style-name="P1">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Joe </meta:initial-creator>
  </office:meta>
</office:document-meta>
</file>